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Heading_20_3" style:master-page-name="Standard">
      <style:paragraph-properties style:page-number="auto"/>
    </style:style>
    <style:style style:name="P3" style:family="paragraph" style:parent-style-name="Text_20_body">
      <style:text-properties fo:font-weight="bold" style:font-weight-asian="bold" style:font-weight-complex="bold"/>
    </style:style>
    <style:style style:name="T1"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 text:name="ADDIN EN.CITE.DATA"/>
        <text:user-field-decl office:value-type="string" office:string-value="(Sears 1982; Phillips 2002; Shavelson and Gleser 2002; Pray 2003; Kessler 2007)" text:name="ADDIN EN.CITE"/>
        <text:user-field-decl office:value-type="string" office:string-value="Kessler, M. (2007). &quot;Obituary: George W. Albee (1921-2006).&quot; American Psychologist 62(4): 317-318.&#10;&#9;Presents an obituary for George W. Albee, a past President of the American Psychological Association (APA) and lifelong advocate of the importance of social change to deal effectively with mental disorders. His impact on psychology is reflected in the many awards he received in his lifetime, which included the APA Distinguished Professional Contribution Award in 1975, the American Psychological Foundation Gold Medal Award for Life Achievement in Psychology in the Public Interest in 1993, and the Lifetime Achievement Award in Applied Preventive Psychology in 1997. With his passing, psychology lost one of the staunchest advocates of prevention as the most important approach to dealing with psychological ills. He was also a lifelong advocate for the disenfranchised. (PsycINFO Database Record (c) 2008 APA, all rights reserve&#10;&#10;Phillips, L. (2002). Recontextualizing Kenneth B. Clark: An Afrocentric Perspective on the Paradoxical Legacy of a Model Psychologist-Activist. Evolving Perspectives on the History of Psychology. W. E. Pickren and D. A. Dewsbury. Washington, DC, American Psychriatric Association.&#10;&#9;&#10;Pray, R. (2003). John E. Fryer, 65, psychiatrist. The Philadelphia Inquirer. Philadelphia: B09.&#10;&#9;&#10;Sears, R. R. (1982). &quot;Obituary: Harry Frederick Harlow (1905-1981).&quot; American Psychologist 37(11): 1280-1281.&#10;&#9;Obituary for Harry Frederick Harlow (1905-1981). Harlow's research career, spanning a full half century, was notable for its single-minded adherence to the search for understanding of a single species, for the imaginative methods he devised for the study of both cognition and motivation, and for the crucially important findings these methods provided. His careful empirical development of the facts of behavioral development led to prepositional generalizations that have contributed notably to an understanding of human as well as monkey motivational development. (PsycINFO Database Record (c) 2008 APA, all rights reserve&#10;&#10;Shavelson, R. J. and G. Gleser (2002). &quot;Lee J. Cronbach (1916-2001): Obituary.&quot; American Psychologist 57(5): 360-361.&#10;&#9;Reports the death of Lee J. Cronbach (1916-2001). The author gives a summery of his life and contributions to psychology. (PsycINFO Database Record (c) 2008 APA, all rights reserve&#10;&#10;&#10;" text:name="ADDIN EN.REFLIST"/>
      </text:user-field-decls>
      <text:h text:style-name="P2" text:outline-level="3">Obituaries and Tributes </text:h>
      <text:p text:style-name="Text_20_body"/>
      <text:p text:style-name="P1">Anne Anastasi</text:p>
      <text:p text:style-name="Text_20_body_20_indent">“Anne Anastasi: Biography of a Former APA President” American Psychological Association: <text:a xlink:type="simple" xlink:href="http://www.apa.org/about/archives/presidents/bio-anne-anastasi.aspx">http://www.apa.org/about/archives/presidents/bio-anne-anastasi.aspx</text:a></text:p>
      <text:p text:style-name="Text_20_body_20_indent">Goode, E. “Anne Anastasi, the 'Test Guru' of Psychology, Is Dead at 92”, New York Times, May 16, 2001: <text:a xlink:type="simple" xlink:href="http://www.nytimes.com/2001/05/16/nyregion/anne-anastasi-the-test-guru-of-psychology-is-dead-at-92.html">http://www.nytimes.com/2001/05/16/nyregion/anne-anastasi-the-test-guru-of-psychology-is-dead-at-92.html</text:a> </text:p>
      <text:p text:style-name="P1">George Albee</text:p>
      <text:p text:style-name="Text_20_body_20_indent">Kessler, M. (2007). "Obituary: George W. Albee (1921-2006)." American Psychologist 62(4): 317-318. </text:p>
      <text:p text:style-name="Text_20_body_20_indent">Associated Press (2006) “George W. Albee; Psychologist Sought Social Cures” July 13, 2006</text:p>
      <text:p text:style-name="P1">Irving Bieber</text:p>
      <text:p text:style-name="Text_20_body_20_indent">Myers, S. L. “Irving Bieber, 80, a Psychoanalyst Who Studied Homosexuality, Dies” NY Times 8/28/1991 http://query.nytimes.com/gst/fullpage.html?res=9D0CE3D7153FF93BA1575BC0A967958260</text:p>
      <text:p text:style-name="P1">Kenneth Clark</text:p>
      <text:p text:style-name="Text_20_body_20_indent">Phillips, L. (2002). “Recontextualizing Kenneth B. Clark: An Afrocentric Perspective on the Paradoxical Legacy of a Model Psychologist-Activist.” <text:span text:style-name="T1">Evolving Perspectives on the History of Psychology</text:span>. W. E. Pickren and D. A. Dewsbury. Washington, DC, American Psychriatric Association. </text:p>
      <text:p text:style-name="P1">John Fryer</text:p>
      <text:p text:style-name="Text_20_body_20_indent">Pray, R. (2003). “John E. Fryer, 65, psychiatrist.” The Philadelphia Inquirer. Philadelphia: B09.</text:p>
      <text:p text:style-name="Text_20_body_20_indent">Lenzer, J. (2003). “John Fryer” BMJ <text:s/>March 22; 326(7390): 662. <text:a xlink:type="simple" xlink:href="http://www.ncbi.nlm.nih.gov/pmc/articles/PMC1125557/">http://www.ncbi.nlm.nih.gov/pmc/articles/PMC1125557/</text:a> </text:p>
      <text:p text:style-name="P1">Barbara Gittings</text:p>
      <text:p text:style-name="Text_20_body_20_indent">Kameny, Frank (2007). “Frank Kameny's Eulogy for Barbara Gittings” available at http://www.kamenypapers.org/eulogy.htm</text:p>
      <text:p text:style-name="P1">Harry Harlow</text:p>
      <text:p text:style-name="Text_20_body_20_indent">Sears, R. R. (1982). "Obituary: Harry Frederick Harlow (1905-1981)." American Psychologist 37(11): 1280-1281. <text:tab/></text:p>
      <text:p text:style-name="Text_20_body_20_indent">Obituary for Harry Frederick Harlow (1905-1981). Harlow's research career, spanning a full half century, was notable for its single-minded adherence to the search for understanding of a single species, for the imaginative methods he devised for the study of both cognition and motivation, and for the crucially important findings these <text:soft-page-break/>methods provided. His careful empirical development of the facts of behavioral development led to prepositional generalizations that have contributed notably to an understanding of human as well as monkey motivational development. (PsycINFO Database Record (c) 2008 APA, all rights reserve </text:p>
      <text:p text:style-name="P1">Harold Lief</text:p>
      <text:p text:style-name="Text_20_body_20_indent">Pearce, J. (2007). “Harold I. Lief, Advocate of Sex Education, Dies at 89”, The New York Times, March 23, 2007: <text:a xlink:type="simple" xlink:href="http://www.nytimes.com/2007/03/23/obituaries/23lief.html">http://www.nytimes.com/2007/03/23/obituaries/23lief.html</text:a> </text:p>
      <text:p text:style-name="P1">Charles Socarides</text:p>
      <text:p text:style-name="Text_20_body_20_indent">Fox, M. “Charles W Socarides, Psychiatrist and Psychoanalyst, Is Dead at 83”, NY Times, 12/25/2005 http://www.nytimes.com/2005/12/28/nyregion/28socarides.html</text:p>
      <text:p text:style-name="P1">John P. Spiegel</text:p>
      <text:p text:style-name="Text_20_body_20_indent">Cook, J. “John P. Spiegel, 80, Expert on Violence And Combat Stress” New York Times, July 19, 1991. http://www.nytimes.com/1991/07/19/obituaries/john-p-spiegel-80-expert-on-violence-and-combat-stress.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Times New Roman" fo:font-size="12pt" fo:language="en" fo:country="US" style:font-name-asian="Arial Unicode M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align="start" style:justify-single-word="false" fo:text-indent="0in" style:auto-text-indent="false" style:text-autospace="ideograph-alpha" style:vertical-align="auto"/>
      <style:text-properties fo:font-size="12pt" fo:language="en" fo:country="US" style:font-size-asian="12pt" style:language-asian="en" style:country-asian="US" style:font-size-complex="12pt" style:language-complex="en" style:country-complex="US"/>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ristine Mathews</meta:initial-creator>
    <meta:creation-date>2009-09-25T12:55:00</meta:creation-date>
    <dc:date>2011-03-01T10:23:13</dc:date>
    <meta:generator>OpenOffice.org/3.2$Unix OpenOffice.org_project/320m18$Build-9502</meta:generator>
    <meta:editing-duration>PT01H03M24S</meta:editing-duration>
    <meta:editing-cycles>13</meta:editing-cycles>
    <meta:document-statistic meta:table-count="0" meta:image-count="0" meta:object-count="0" meta:page-count="2" meta:paragraph-count="25" meta:word-count="340" meta:character-count="2771"/>
  </office:meta>
</office:document-meta>
</file>